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imes" svg:font-family="Times, 'Times New Roman'"/>
    <style:font-face style:name="DejaVu Sans Mono" svg:font-family="'DejaVu Sans Mono'" style:font-family-generic="modern"/>
    <style:font-face style:name="WenQuanYi Micro Hei1" svg:font-family="'WenQuanYi Micro Hei'" style:font-family-generic="modern"/>
    <style:font-face style:name="Helvetica" svg:font-family="Helvetica, 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loext:contextual-spacing="false"/>
    </style:style>
    <style:style style:name="P2" style:family="paragraph" style:parent-style-name="Standard">
      <style:paragraph-properties fo:margin-top="0.423cm" fo:margin-bottom="0cm" loext:contextual-spacing="false"/>
      <style:text-properties fo:font-size="10pt" fo:language="fr" fo:country="FR" style:font-size-asian="10pt" style:font-size-complex="10pt"/>
    </style:style>
    <style:style style:name="P3" style:family="paragraph" style:parent-style-name="Standard">
      <style:paragraph-properties fo:margin-top="0.423cm" fo:margin-bottom="0cm" loext:contextual-spacing="false" fo:text-align="justify" style:justify-single-word="false"/>
    </style:style>
    <style:style style:name="P4" style:family="paragraph" style:parent-style-name="Standard">
      <style:paragraph-properties fo:margin-top="0.423cm" fo:margin-bottom="0cm" loext:contextual-spacing="false"/>
      <style:text-properties style:font-name="Arial" fo:font-size="10pt" fo:language="fr" fo:country="FR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Standard">
      <style:paragraph-properties fo:margin-top="0.423cm" fo:margin-bottom="0cm" loext:contextual-spacing="false" fo:break-before="page"/>
    </style:style>
    <style:style style:name="P6" style:family="paragraph" style:parent-style-name="Standard">
      <style:text-properties fo:font-variant="small-caps" style:font-name="Garamond" fo:language="fr" fo:country="FR" style:language-asian="zxx" style:country-asian="none" style:font-name-complex="Garamond"/>
    </style:style>
    <style:style style:name="P7" style:family="paragraph" style:parent-style-name="Standard">
      <style:paragraph-properties fo:text-align="end" style:justify-single-word="false"/>
      <style:text-properties style:font-name="Garamond" fo:language="fr" fo:country="FR" style:font-name-complex="Garamond"/>
    </style:style>
    <style:style style:name="P8" style:family="paragraph" style:parent-style-name="Standard">
      <style:text-properties style:font-name="Garamond" fo:font-size="48pt" fo:language="fr" fo:country="FR" style:font-size-asian="48pt" style:font-name-complex="Garamond"/>
    </style:style>
    <style:style style:name="P9" style:family="paragraph" style:parent-style-name="Standard">
      <style:paragraph-properties fo:text-align="end" style:justify-single-word="false"/>
      <style:text-properties style:font-name="Garamond" fo:font-size="48pt" fo:language="fr" fo:country="FR" style:font-size-asian="48pt" style:font-name-complex="Garamond" style:font-size-complex="28pt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1">
      <style:paragraph-properties>
        <style:tab-stops>
          <style:tab-stop style:position="0cm"/>
        </style:tab-stops>
      </style:paragraph-properties>
      <style:text-properties fo:font-variant="small-caps"/>
    </style:style>
    <style:style style:name="P12" style:family="paragraph" style:parent-style-name="Heading_20_1">
      <style:paragraph-properties>
        <style:tab-stops>
          <style:tab-stop style:position="0cm"/>
        </style:tab-stops>
      </style:paragraph-properties>
    </style:style>
    <style:style style:name="P13" style:family="paragraph" style:parent-style-name="Heading_20_1" style:master-page-name="Standard">
      <style:paragraph-properties fo:text-align="end" style:justify-single-word="false" style:page-number="auto">
        <style:tab-stops>
          <style:tab-stop style:position="0cm"/>
        </style:tab-stops>
      </style:paragraph-properties>
    </style:style>
    <style:style style:name="P14" style:family="paragraph" style:parent-style-name="Standard" style:list-style-name="WW8Num2">
      <style:paragraph-properties fo:margin-left="1.27cm" fo:margin-right="0cm" fo:margin-top="0.423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15" style:family="paragraph" style:parent-style-name="Standard" style:list-style-name="WW8Num2">
      <style:paragraph-properties fo:margin-left="1.27cm" fo:margin-right="0cm" fo:margin-top="0.423cm" fo:margin-bottom="0cm" loext:contextual-spacing="false" fo:text-align="justify" style:justify-single-word="false" fo:text-indent="-0.635cm" style:auto-text-indent="false">
        <style:tab-stops>
          <style:tab-stop style:position="1.27cm"/>
        </style:tab-stops>
      </style:paragraph-properties>
    </style:style>
    <style:style style:name="P16" style:family="paragraph" style:parent-style-name="Standard" style:list-style-name="L1">
      <style:paragraph-properties fo:margin-top="0.423cm" fo:margin-bottom="0cm" loext:contextual-spacing="false" fo:text-align="justify" style:justify-single-word="false">
        <style:tab-stops>
          <style:tab-stop style:position="1.27cm"/>
        </style:tab-stops>
      </style:paragraph-properties>
      <style:text-properties style:font-name="Arial" fo:font-size="10pt" fo:language="fr" fo:country="FR" style:font-size-asian="10pt" style:font-name-complex="Arial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solid" draw:fill-color="#969696"/>
      <style:paragraph-properties style:writing-mode="lr-tb"/>
    </style:style>
    <style:style style:name="T1" style:family="text">
      <style:text-properties fo:font-variant="small-caps"/>
    </style:style>
    <style:style style:name="T2" style:family="text">
      <style:text-properties fo:font-variant="small-caps" style:font-name-asian="Garamond"/>
    </style:style>
    <style:style style:name="T3" style:family="text">
      <style:text-properties fo:font-variant="small-caps" officeooo:rsid="00011312" style:font-name-asian="Garamond"/>
    </style:style>
    <style:style style:name="T4" style:family="text">
      <style:text-properties fo:font-variant="small-caps" style:use-window-font-color="true" style:font-name="Garamond" fo:font-size="26pt" fo:language="fr" fo:country="FR" officeooo:rsid="00011312" style:font-name-asian="Times New Roman" style:font-size-asian="26pt" style:language-asian="zxx" style:country-asian="none" style:font-name-complex="Garamond" style:font-size-complex="12pt" style:language-complex="ar" style:country-complex="SA"/>
    </style:style>
    <style:style style:name="T5" style:family="text">
      <style:text-properties style:font-name="Arial" fo:font-size="20pt" fo:language="fr" fo:country="FR" fo:font-weight="bold" style:font-size-asian="20pt" style:font-weight-asian="bold" style:font-name-complex="Arial" style:font-size-complex="20pt"/>
    </style:style>
    <style:style style:name="T6" style:family="text">
      <style:text-properties style:font-name="Arial" fo:font-size="20pt" fo:language="fr" fo:country="FR" fo:font-weight="bold" style:font-name-asian="Arial" style:font-size-asian="20pt" style:font-weight-asian="bold" style:font-name-complex="Arial" style:font-size-complex="20pt"/>
    </style:style>
    <style:style style:name="T7" style:family="text">
      <style:text-properties style:font-name="Arial" fo:font-size="10pt" fo:language="fr" fo:country="FR" style:font-size-asian="10pt" style:font-name-complex="Arial" style:font-size-complex="10pt"/>
    </style:style>
    <style:style style:name="T8" style:family="text">
      <style:text-properties style:font-name="Arial" fo:font-size="10pt" fo:language="fr" fo:country="FR" style:font-name-asian="Arial" style:font-size-asian="10pt" style:font-name-complex="Arial" style:font-size-complex="10pt"/>
    </style:style>
    <style:style style:name="T9" style:family="text"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4pt" fo:language="fr" fo:country="FR" style:font-size-asian="14pt" style:font-name-complex="Arial" style:font-size-complex="14pt"/>
    </style:style>
    <style:style style:name="T11" style:family="text">
      <style:text-properties style:font-name="Arial" fo:font-size="14pt" fo:language="fr" fo:country="FR" style:font-name-asian="Arial" style:font-size-asian="14pt" style:font-name-complex="Arial" style:font-size-complex="14pt"/>
    </style:style>
    <style:style style:name="T12" style:family="text">
      <style:text-properties fo:color="#ffffff" style:font-name="Arial Black" style:font-name-complex="Arial Black"/>
    </style:style>
    <style:style style:name="T13" style:family="text">
      <style:text-properties fo:color="#ffffff" style:font-name="Arial Black" fo:font-size="26pt" fo:language="fr" fo:country="FR" officeooo:rsid="00011312" style:font-name-asian="Times New Roman" style:font-size-asian="26pt" style:language-asian="zxx" style:country-asian="none" style:font-name-complex="Arial Black" style:font-size-complex="12pt" style:language-complex="ar" style:country-complex="SA"/>
    </style:style>
    <style:style style:name="T14" style:family="text">
      <style:text-properties style:use-window-font-color="true" style:font-name="Arial" fo:font-size="10pt" fo:language="fr" fo:country="FR" fo:font-weight="bold" officeooo:rsid="00011312" style:font-name-asian="Times New Roman" style:font-size-asian="10pt" style:language-asian="zxx" style:country-asian="none" style:font-weight-asian="bold" style:font-name-complex="Arial" style:font-size-complex="10pt" style:language-complex="ar" style:country-complex="SA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969696" draw:textarea-horizontal-align="left" draw:textarea-vertical-align="middle" draw:auto-grow-height="false" fo:padding-top="0.229cm" fo:padding-bottom="0.229cm" fo:padding-left="0.441cm" fo:padding-right="0.441cm" fo:wrap-option="no-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13">LW</text:span><text:span text:style-name="T12">4</text:span><draw:custom-shape text:anchor-type="char" draw:z-index="0" draw:name="Forme1" draw:style-name="gr2" draw:text-style-name="P18" svg:width="2.858cm" svg:height="1.906cm" svg:x="13.653cm" svg:y="-0.318cm"><text:p/><draw:enhanced-geometry svg:viewBox="0 0 21600 21600" draw:type="rectangle" draw:enhanced-path="M 0 0 L 21600 0 21600 21600 0 21600 0 0 Z N"/></draw:custom-shape></text:h>
      <text:h text:style-name="P11" text:outline-level="1"/>
      <text:h text:style-name="P12" text:outline-level="1"><text:span text:style-name="T4">DA53</text:span><text:span text:style-name="T1">:</text:span><text:span text:style-name="T2"> </text:span><text:span text:style-name="T3">Compilers and </text:span><text:span text:style-name="T2">Language Theory</text:span></text:h>
      <text:p text:style-name="P6"><draw:line text:anchor-type="char" draw:z-index="1" draw:name="Forme2" draw:style-name="gr1" draw:text-style-name="P17" svg:x1="-1.905cm" svg:y1="0.136cm" svg:x2="17.78cm" svg:y2="0.136cm"><text:p/></draw:line></text:p>
      <text:p text:style-name="P7">stephane.galland@utbm.fr</text:p>
      <text:p text:style-name="P8"/>
      <text:p text:style-name="P9">Intermediate</text:p>
      <text:p text:style-name="P9">Code</text:p>
      <text:p text:style-name="P9">Generation</text:p>
      <text:p text:style-name="P10"><text:span text:style-name="T5">00</text:span><text:span text:style-name="T6"> </text:span><text:span text:style-name="T5">|</text:span><text:span text:style-name="T6"> </text:span><text:span text:style-name="T5">Goal</text:span><text:span text:style-name="T6"> </text:span></text:p>
      <text:p text:style-name="P2"/>
      <text:p text:style-name="P1"><text:span text:style-name="T7">The</text:span><text:span text:style-name="T8"> </text:span><text:span text:style-name="T7">goal</text:span><text:span text:style-name="T8"> </text:span><text:span text:style-name="T7">of</text:span><text:span text:style-name="T8"> </text:span><text:span text:style-name="T7">this</text:span><text:span text:style-name="T8"> on-computer tutorial session </text:span><text:span text:style-name="T7">is</text:span><text:span text:style-name="T8"> </text:span><text:span text:style-name="T7">to</text:span><text:span text:style-name="T8"> </text:span><text:span text:style-name="T7">write</text:span><text:span text:style-name="T8"> </text:span><text:span text:style-name="T7">a</text:span><text:span text:style-name="T8"> small compiler that is able to compile a Tiny Basic program and generate three-address code program</text:span><text:span text:style-name="T7">.</text:span></text:p>
      <text:p text:style-name="P1"><text:span text:style-name="T7">The</text:span><text:span text:style-name="T8"> </text:span><text:span text:style-name="T7">development</text:span><text:span text:style-name="T8"> </text:span><text:span text:style-name="T7">must</text:span><text:span text:style-name="T8"> </text:span><text:span text:style-name="T7">be</text:span><text:span text:style-name="T8"> </text:span><text:span text:style-name="T7">done</text:span><text:span text:style-name="T8"> </text:span><text:span text:style-name="T7">in</text:span><text:span text:style-name="T8"> </text:span><text:span text:style-name="T7">Java.</text:span></text:p>
      <text:p text:style-name="P4">You must reuse your works from the previous on-computer tutorial sessions.</text:p>
      <text:p text:style-name="P5"><text:span text:style-name="T5">01</text:span><text:span text:style-name="T6"> </text:span><text:span text:style-name="T5">|</text:span><text:span text:style-name="T6"> </text:span><text:span text:style-name="T5">Working</text:span><text:span text:style-name="T6"> </text:span><text:span text:style-name="T5">Steps</text:span></text:p>
      <text:p text:style-name="P3"><text:span text:style-name="T10">01.1</text:span><text:span text:style-name="T11"> Three-Address Code</text:span></text:p>
      <text:list xml:id="list2864471629" text:style-name="WW8Num2">
        <text:list-item>
          <text:p text:style-name="P14">Select the three-address instructions to support and put them in the ThreeAddressInstruction enumeration.</text:p>
        </text:list-item>
        <text:list-item>
          <text:p text:style-name="P15"><text:span text:style-name="T7">Write the class ThreeAddressRecord. It is a record that contains the three-address instruction, the parameters (String), and the result (String). A record may also be associated to a label, and optionally to a comment. </text:span><text:span text:style-name="T9">Note that during this tutorial, you should not compute the addresses of the instructions and of the variables (this computation will be done during the tutorial </text:span><text:span text:style-name="T14">TU5</text:span><text:span text:style-name="T9">).</text:span></text:p>
        </text:list-item>
        <text:list-item>
          <text:p text:style-name="P14">Write the class ThreeAddressCode. It is a list of three-address records in one hand. In the other hand, it should permit to :</text:p>
        </text:list-item>
      </text:list>
      <text:list xml:id="list3386279057" text:style-name="L1">
        <text:list-item>
          <text:list>
            <text:list-item>
              <text:list>
                <text:list-item>
                  <text:p text:style-name="P16">create temporary variables ;</text:p>
                </text:list-item>
                <text:list-item>
                  <text:p text:style-name="P16">maintain a mapping between a TinyBasic line and a three-address code line ;</text:p>
                </text:list-item>
                <text:list-item>
                  <text:p text:style-name="P16">access to the symbol table ;</text:p>
                </text:list-item>
                <text:list-item>
                  <text:p text:style-name="P16">create labels.</text:p>
                </text:list-item>
              </text:list>
            </text:list-item>
          </text:list>
        </text:list-item>
      </text:list>
      <text:p text:style-name="P3"><text:span text:style-name="T10">01.2</text:span><text:span text:style-name="T11"> Three-Address Code Generation</text:span></text:p>
      <text:list xml:id="list204906936688103" text:continue-list="list2864471629" text:style-name="WW8Num2">
        <text:list-item>
          <text:p text:style-name="P14">Update classes of the syntax tree with the generate() function. This function put in the given ThreeAddressCode all the three-address statements that may corresponds to the syntax tree node.</text:p>
        </text:list-item>
        <text:list-item>
          <text:p text:style-name="P14">Note that the gosub and goto statements take a TinyBasic line number. You must, dynamically, retreive the three-address code line that is corresponding to a given TinyBasic line. This mapping is a part of the generated code by the ThreeAddressCode class.</text:p>
        </text:list-item>
        <text:list-item>
          <text:p text:style-name="P14">Note that the symbol table may contains string literals (constants). You may define the three-address variables that are corresponding to these constants prior to any execution of the program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Times" svg:font-family="Times, 'Times New Roman'"/>
    <style:font-face style:name="DejaVu Sans Mono" svg:font-family="'DejaVu Sans Mono'" style:font-family-generic="modern"/>
    <style:font-face style:name="WenQuanYi Micro Hei1" svg:font-family="'WenQuanYi Micro Hei'" style:font-family-generic="modern"/>
    <style:font-face style:name="Helvetica" svg:font-family="Helvetica, 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Helvetica" fo:font-family="Helvetica, Arial" style:font-family-generic="swiss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Garamond" fo:font-family="Garamond" style:font-family-generic="roman" style:font-pitch="variable" fo:font-size="26pt" fo:language="fr" fo:country="FR" style:font-size-asian="26pt" style:font-name-complex="Garamond" style:font-family-complex="Garamond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align="end" style:justify-single-word="false" fo:text-indent="0cm" style:auto-text-indent="false" fo:keep-with-next="always"/>
      <style:text-properties style:font-name="Garamond" fo:font-family="Garamond" style:font-family-generic="roman" style:font-pitch="variable" fo:font-size="48pt" fo:language="fr" fo:country="FR" style:font-size-asian="48pt" style:font-name-complex="Garamond" style:font-family-complex="Garamond" style:font-family-generic-complex="roman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0cm" fo:margin-right="0cm" fo:margin-top="0.494cm" fo:margin-bottom="0.494cm" loext:contextual-spacing="false" fo:text-indent="0cm" style:auto-text-indent="false"/>
      <style:text-properties style:font-name="Arial Unicode MS" fo:font-family="'Arial Unicode MS'" style:font-family-generic="swiss" style:font-pitch="variable" fo:font-size="13.5pt" fo:language="fr" fo:country="FR" fo:font-weight="bold" style:font-name-asian="Arial Unicode MS" style:font-family-asian="'Arial Unicode MS'" style:font-family-generic-asian="swiss" style:font-pitch-asian="variable" style:font-size-asian="13.5pt" style:font-weight-asian="bold" style:font-name-complex="Arial Unicode MS" style:font-family-complex="'Arial Unicode MS'" style:font-family-generic-complex="swiss" style:font-pitch-complex="variable" style:font-size-complex="13.5pt" style:font-weight-complex="bold"/>
    </style:style>
    <style:style style:name="Répertoire" style:family="paragraph" style:parent-style-name="Standard">
      <style:paragraph-properties text:number-lines="false" text:line-number="0"/>
      <style:text-properties style:font-name="Times" fo:font-family="Times, 'Times New Roman'" style:font-name-complex="Tahoma1" style:font-family-complex="Tahoma"/>
    </style:style>
    <style:style style:name="body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fo:language="fr" fo:country="F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pathannotation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fo:language="fr" fo:country="F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bodycaption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fo:language="fr" fo:country="FR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procheading" style:family="paragraph" style:parent-style-name="Standard">
      <style:paragraph-properties fo:margin-top="0.494cm" fo:margin-bottom="0.494cm" loext:contextual-spacing="false"/>
      <style:text-properties fo:language="fr" fo:country="FR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WenQuanYi Micro Hei1" style:font-family-asian="'WenQuanYi Micro Hei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WW8Num2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2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2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8Num3z0" style:family="text">
      <style:text-properties style:font-name="Wingdings1" fo:font-family="Wingdings" style:font-charset="x-symbol" fo:font-size="9pt" style:font-size-asian="9pt" style:font-name-complex="StarSymbol" style:font-family-complex="StarSymbol, 'Arial Unicode MS'" style:font-size-complex="9pt"/>
    </style:style>
    <style:style style:name="WW8Num3z1" style:family="text">
      <style:text-properties style:font-name="Wingdings 2" fo:font-family="'Wingdings 2'" style:font-charset="x-symbol" fo:font-size="9pt" style:font-size-asian="9pt" style:font-name-complex="StarSymbol" style:font-family-complex="StarSymbol, 'Arial Unicode MS'" style:font-size-complex="9pt"/>
    </style:style>
    <style:style style:name="WW8Num3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4z2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1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bold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WW8Num2z1" style:num-suffix="." text:bullet-char="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2z2" style:num-suffix="." text:bullet-char="■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WW8Num2z0" style:num-suffix="." text:bullet-char="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WW8Num2z1" style:num-suffix="." text:bullet-char="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2z2" style:num-suffix="." text:bullet-char="■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WW8Num2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WW8Num2z1" style:num-suffix="." text:bullet-char="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2z2" style:num-suffix="." text:bullet-char="■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VI50 </dc:title>
    <meta:initial-creator> GI</meta:initial-creator>
    <meta:creation-date>2007-12-03T11:14:00</meta:creation-date>
    <dc:date>2021-09-17T09:07:04.288889011</dc:date>
    <meta:print-date>2007-11-05T08:39:00</meta:print-date>
    <meta:editing-cycles>12</meta:editing-cycles>
    <meta:editing-duration>PT3H13M54S</meta:editing-duration>
    <meta:generator>LibreOffice/6.4.7.2$Linux_X86_64 LibreOffice_project/40$Build-2</meta:generator>
    <meta:document-statistic meta:table-count="0" meta:image-count="0" meta:object-count="0" meta:page-count="3" meta:paragraph-count="23" meta:word-count="300" meta:character-count="1854" meta:non-whitespace-character-count="1586"/>
    <meta:user-defined meta:name="Info 1"/>
    <meta:user-defined meta:name="Info 2"/>
    <meta:user-defined meta:name="Info 3"/>
    <meta:user-defined meta:name="Info 4"/>
  </office:meta>
</office:document-meta>
</file>